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d0d8"/>
    </style:style>
    <style:style style:name="T1" style:family="text">
      <style:text-properties officeooo:rsid="001ed0d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Body">
        <text:section text:style-name="Sect1" text:name="ScrollBodyInner">
          <text:section text:style-name="Sect1" text:name="theme">
            <text:section text:style-name="Sect1" text:name="themeInner">
              <text:section text:style-name="Sect1" text:name="LEGO">
                <text:section text:style-name="Sect1" text:name="b-letter">
                  <text:section text:style-name="Sect1" text:name="style_14678083830000000156_BODY">
                    <text:p text:style-name="Standard"/>
                  </text:section>
                </text:section>
              </text:section>
            </text:section>
          </text:section>
        </text:section>
      </text:section>
      <text:p text:style-name="P1"><text:s/></text:p>
      <text:p text:style-name="P1">Будкин Олег ТДМ- 8-963-764-82-10</text:p>
      <text:p text:style-name="P1"><text:bookmark text:name="ScrollBody"/></text:p>
      <text:section text:style-name="Sect1" text:name="Раздел1">
        <text:section text:style-name="Sect1" text:name="Раздел2">
          <text:section text:style-name="Sect1" text:name="Раздел3">
            <text:section text:style-name="Sect1" text:name="Раздел4">
              <text:section text:style-name="Sect1" text:name="Раздел5">
                <text:section text:style-name="Sect1" text:name="Раздел6">
                  <text:section text:style-name="Sect1" text:name="Раздел7">
                    <text:p text:style-name="Standard"><text:bookmark text:name="style_14678083830000000156_BODY"/>Сысой Алексей 8-903-564-09-20 - <text:span text:style-name="T1">БТЛ</text:span></text:p>
                  </text:section>
                </text:section>
              </text:section>
            </text:section>
          </text:section>
        </text:section>
      </text:section>
      <text:p text:style-name="P1"/>
      <text:p text:style-name="P1"><text:bookmark text:name="ScrollBody3"/></text:p>
      <text:section text:style-name="Sect1" text:name="Раздел8">
        <text:section text:style-name="Sect1" text:name="Раздел9">
          <text:section text:style-name="Sect1" text:name="Раздел10">
            <text:section text:style-name="Sect1" text:name="Раздел11">
              <text:section text:style-name="Sect1" text:name="Раздел12">
                <text:section text:style-name="Sect1" text:name="Раздел13">
                  <text:section text:style-name="Sect1" text:name="style_14678050610000000273_BODY">
                    <text:p text:style-name="Standard">8-916-221-25-57 Афанасьев Владимир, Экола. Коммерческий директор. Ему<text:line-break/>надо объяснить, а уже он свяжет с тем, кто будет работать.</text:p>
                  </text:section>
                </text:section>
              </text:section>
            </text:section>
          </text:section>
        </text:section>
      </text:section>
      <text:p text:style-name="P1"/>
      <text:p text:style-name="P1"><text:bookmark text:name="b-letter10"/></text:p>
      <text:section text:style-name="Sect1" text:name="Раздел14">
        <text:section text:style-name="Sect1" text:name="Раздел15">
          <text:section text:style-name="Sect1" text:name="Раздел16">
            <text:section text:style-name="Sect1" text:name="Раздел17">
              <text:section text:style-name="Sect1" text:name="Раздел18">
                <text:section text:style-name="Sect1" text:name="Раздел19">
                  <text:section text:style-name="Sect1" text:name="Раздел20">
                    <text:p text:style-name="Standard"><text:bookmark text:name="style_14678050610000000273_BODY"/>3. АЗ<text:line-break/>Филимонов Константин<text:line-break/>Менеджер по работе с ключевыми клиентами<text:line-break/>Компания "AZ"<text:line-break/>Тел. (495) 926-50-50 (доб.510); <text:line-break/>Моб. (926) 366-33-97; <text:line-break/>ICQ 385-176-250 <text:line-break/>Email: <text:a xlink:type="simple" xlink:href="https://e.mail.ru/compose?To=KFilimonov@azcompany.ru" text:style-name="Internet_20_link" text:visited-style-name="Visited_20_Internet_20_Link">KFilimonov@azcompany.ru</text:a><text:line-break/><text:a xlink:type="simple" xlink:href="http://www.azcompany.ru/" office:target-frame-name="_blank" xlink:show="new" text:style-name="Internet_20_link" text:visited-style-name="Visited_20_Internet_20_Link">www.azcompany.ru</text:a></text:p>
                  </text:section>
                </text:section>
              </text:section>
            </text:section>
          </text:section>
        </text:section>
      </text:section>
      <text:p text:style-name="P1"/>
      <text:p text:style-name="P1"><text:bookmark text:name="ScrollBody7"/></text:p>
      <text:section text:style-name="Sect1" text:name="Раздел21">
        <text:section text:style-name="Sect1" text:name="Раздел22">
          <text:section text:style-name="Sect1" text:name="Раздел23">
            <text:section text:style-name="Sect1" text:name="Раздел24">
              <text:section text:style-name="Sect1" text:name="Раздел25">
                <text:section text:style-name="Sect1" text:name="Раздел26">
                  <text:section text:style-name="Sect1" text:name="Раздел27">
                    <text:p text:style-name="Standard"><text:bookmark text:name="style_14678050610000000273_BODY13"/>4. Энергосистемы<text:line-break/>Кузнецов Виктор Алексеевич.<text:line-break/>ЗАО "Энергосистемы и технологии"<text:line-break/> <text:line-break/>Тел: +7(495) 780-60-18 доб. 242<text:line-break/>Моб: +7(926)039-16-70<text:line-break/>Skype: Viktor__EST<text:line-break/>ICQ: 491-410-563<text:line-break/>E-mail: <text:a xlink:type="simple" xlink:href="https://e.mail.ru/compose?To=vkuznetsov@e%2Ds%2Dt.ru" text:style-name="Internet_20_link" text:visited-style-name="Visited_20_Internet_20_Link">vkuznetsov@e-s-t.ru</text:a><text:line-break/>WEB: <text:a xlink:type="simple" xlink:href="http://camelion.ru/" office:target-frame-name="_blank" xlink:show="new" text:style-name="Internet_20_link" text:visited-style-name="Visited_20_Internet_20_Link">http://camelion.ru</text:a><text:line-break/></text:p>
                  </text:section>
                </text:section>
              </text:section>
            </text:section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54:56.318000000</meta:creation-date>
    <dc:date>2016-07-06T15:57:54.643000000</dc:date>
    <meta:editing-duration>PT2M58S</meta:editing-duration>
    <meta:editing-cycles>1</meta:editing-cycles>
    <meta:document-statistic meta:table-count="0" meta:image-count="0" meta:object-count="0" meta:page-count="1" meta:paragraph-count="6" meta:word-count="75" meta:character-count="620" meta:non-whitespace-character-count="543"/>
    <meta:generator>LibreOffice/5.0.2.2$Windows_x86 LibreOffice_project/37b43f919e4de5eeaca9b9755ed688758a8251fe</meta:generator>
  </office:meta>
</office:document-meta>
</file>